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31b" officeooo:paragraph-rsid="000f13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for Project model = <text:a xlink:type="simple" xlink:href="https://app.eraser.io/workspace/W4Rxe9Jw5uVnzxMuIl7J" text:style-name="Internet_20_link" text:visited-style-name="Visited_20_Internet_20_Link">https://app.eraser.io/workspace/W4Rxe9Jw5uVnzxMuIl7J</text:a></text:p>
      <text:p text:style-name="P1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2:47:37.429924993</meta:creation-date>
    <dc:date>2025-07-28T22:52:35.570043247</dc:date>
    <meta:editing-duration>PT4M59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6" meta:character-count="78" meta:non-whitespace-character-count="72"/>
  </office:meta>
</office:document-meta>
</file>